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gr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199cm" fo:min-width="1.1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5.891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106cm" fo:min-width="3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2.778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951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2.849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2.51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1.251cm" fo:min-width="0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321cm" fo:min-width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1.205cm" fo:min-width="0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1.229cm" fo:min-width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2.175cm" fo:min-width="4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1.363cm" fo:min-width="2.5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974cm" fo:min-width="4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3" draw:text-style-name="P2" svg:width="5.187cm" svg:height="2.408cm" svg:x="2.605cm" svg:y="3.955cm"><text:p text:style-name="P2"><text:s/>num = input the numb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15" draw:text-style-name="P2" svg:width="6.377cm" svg:height="1.377cm" svg:x="2.738cm" svg:y="17.131cm"><text:p text:style-name="P2"><text:s text:c="11"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_0" draw:style-name="gr15" draw:text-style-name="P2" svg:width="6.377cm" svg:height="1.377cm" svg:x="1.97cm" svg:y="1.175cm"><text:p text:style-name="P2"><text:s text:c="16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3" draw:style-name="gr14" draw:text-style-name="P2" svg:width="5.028cm" svg:height="2.726cm" svg:x="2.499cm" svg:y="7.553cm"><text:p text:style-name="P2">If num &lt; 0 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Shape1_0" draw:style-name="gr13" draw:text-style-name="P2" svg:width="5.187cm" svg:height="2.408cm" svg:x="2.949cm" svg:y="11.548cm"><text:p text:style-name="P2"><text:s/>Print Enter positive n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_1" draw:style-name="gr13" draw:text-style-name="P2" svg:width="5.187cm" svg:height="2.408cm" svg:x="11.527cm" svg:y="8.135cm"><text:p text:style-name="P2"><text:s/>print factorial = fact(num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_2" draw:style-name="gr13" draw:text-style-name="P2" svg:width="5.187cm" svg:height="2.408cm" svg:x="11.548cm" svg:y="11.628cm"><text:p text:style-name="P2"><text:s/>def fact(n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_3" draw:style-name="gr13" draw:text-style-name="P2" svg:width="5.187cm" svg:height="2.408cm" svg:x="8.109cm" svg:y="19.549cm"><text:p text:style-name="P2">return 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_4" draw:style-name="gr13" draw:text-style-name="P2" svg:width="5.187cm" svg:height="2.408cm" svg:x="13.496cm" svg:y="19.549cm"><text:p text:style-name="P2">return n*fact(n-1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4" draw:style-name="gr12" svg:width="0.107cm" svg:height="1.405cm" svg:x="4.664cm" svg:y="2.55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5" draw:style-name="gr11" svg:width="0.16cm" svg:height="1.377cm" svg:x="4.928cm" svg:y="6.17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6" draw:style-name="gr10" svg:width="0.212cm" svg:height="1.509cm" svg:x="4.981cm" svg:y="10.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7" draw:style-name="gr9" svg:width="0.292cm" svg:height="1.43cm" svg:x="13.871cm" svg:y="14.03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8" draw:style-name="gr8" svg:width="0.366cm" svg:height="2.869cm" svg:x="11.601cm" svg:y="16.68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9" draw:style-name="gr7" svg:width="0.366cm" svg:height="3.255cm" svg:x="16.39cm" svg:y="16.5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10" draw:style-name="gr6" svg:width="0.371cm" svg:height="1.086cm" svg:x="13.871cm" svg:y="10.54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Shape11" draw:style-name="gr5" svg:width="0.371cm" svg:height="3.176cm" svg:x="5.193cm" svg:y="13.95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Shape12" draw:style-name="gr4" svg:width="4.001cm" svg:height="0.212cm" svg:x="7.527cm" svg:y="8.8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9" draw:name="Shape13" draw:style-name="gr3" svg:width="0.318cm" svg:height="6.732cm" svg:x="17.946cm" svg:y="12.89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Shape14" draw:style-name="gr2" svg:width="1.345cm" svg:height="0.398cm" svg:x="16.734cm" svg:y="12.89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1" draw:name="Shape15" draw:style-name="gr1" draw:text-style-name="P1" svg:width="0.821cm" svg:height="0.742cm" svg:x="3.923cm" svg:y="10.278cm"><draw:text-box><text:p>True</text:p></draw:text-box></draw:frame><draw:frame text:anchor-type="paragraph" draw:z-index="22" draw:name="Shape16" draw:style-name="gr1" draw:text-style-name="P1" svg:width="1.721cm" svg:height="0.742cm" svg:x="7.865cm" svg:y="8.32cm"><draw:text-box><text:p>False</text:p></draw:text-box></draw:frame><draw:frame text:anchor-type="paragraph" draw:z-index="23" draw:name="Shape15_0" draw:style-name="gr1" draw:text-style-name="P1" svg:width="0.821cm" svg:height="0.742cm" svg:x="10.511cm" svg:y="17.475cm"><draw:text-box><text:p>True</text:p></draw:text-box></draw:frame><draw:frame text:anchor-type="paragraph" draw:z-index="24" draw:name="Shape16_0" draw:style-name="gr1" draw:text-style-name="P1" svg:width="1.721cm" svg:height="0.742cm" svg:x="15.406cm" svg:y="17.792cm"><draw:text-box><text:p>False</text:p></draw:text-box></draw:frame><draw:custom-shape text:anchor-type="paragraph" draw:z-index="7" draw:name="Shape3_0" draw:style-name="gr14" draw:text-style-name="P2" svg:width="5.028cm" svg:height="2.726cm" svg:x="11.601cm" svg:y="15.252cm"><text:p text:style-name="P2">If n ==1 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7:58:55.247955378</meta:creation-date>
    <dc:date>2021-03-05T18:43:17.547292192</dc:date>
    <meta:editing-duration>PT7M5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